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61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N1</text:p>
          </table:table-cell>
          <table:table-cell office:value-type="string" table:style-name="ce2">
            <text:p>N2</text:p>
          </table:table-cell>
          <table:table-cell office:value-type="string" table:style-name="ce2">
            <office:annotation draw:style-name="a0" svg:x="2.95833333333333in" svg:y="0.0104166666666667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Calcule la raíz cuadrada de N1</text:span></text:p>
            </office:annotation>
            <text:p>Raíz</text:p>
          </table:table-cell>
          <table:table-cell office:value-type="string" table:style-name="ce2">
            <office:annotation draw:style-name="a1" svg:x="3.94791666666667in" svg:y="0.0104166666666667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Halle la raíz cúbica de N2</text:span></text:p>
            </office:annotation>
            <text:p>Raíz cúbica</text:p>
          </table:table-cell>
          <table:table-cell office:value-type="string" table:style-name="ce2">
            <office:annotation draw:style-name="a2" svg:x="4.78125in" svg:y="0.0104166666666667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Usando el operador eleve N1 al cuadrado</text:span></text:p>
            </office:annotation>
            <text:p>Cuadrado</text:p>
          </table:table-cell>
          <table:table-cell office:value-type="string" table:style-name="ce2">
            <office:annotation draw:style-name="a3" svg:x="5.61458333333333in" svg:y="0.0104166666666667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Usando la función potencia calcule el cubo de N2</text:span></text:p>
              <text:p/>
            </office:annotation>
            <text:p>Cubo</text:p>
          </table:table-cell>
          <table:table-cell office:value-type="string" table:style-name="ce2">
            <office:annotation draw:style-name="a4" svg:x="6.44791666666667in" svg:y="0.0104166666666667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Reste N1 de N2.</text:span></text:p>
            </office:annotation>
            <text:p>Resta</text:p>
          </table:table-cell>
          <table:table-cell office:value-type="string" table:style-name="ce2">
            <office:annotation draw:style-name="a5" svg:x="7.47916666666667in" svg:y="0.0104166666666667in" svg:width="1.5in" svg:height="0.822916666666667in">
              <dc:creator>Diego Fernández</dc:creator>
              <text:p><text:span text:style-name="T2">Diego Fernández:</text:span><text:span text:style-name="T1"/></text:p>
              <text:p><text:span text:style-name="T1">Halle el valor absoluto de la resta realizada en la columna anterior</text:span></text:p>
            </office:annotation>
            <text:p>Valor Absoluto</text:p>
          </table:table-cell>
          <table:table-cell table:number-columns-repeated="16376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25" table:style-name="ce1">
            <text:p>125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197" table:style-name="ce1">
            <text:p>2197</text:p>
          </table:table-cell>
          <table:table-cell table:number-columns-repeated="1638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12" table:style-name="ce1">
            <text:p>512</text:p>
          </table:table-cell>
          <table:table-cell table:number-columns-repeated="16382" table:style-name="ce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1000" table:style-name="ce1">
            <text:p>1000</text:p>
          </table:table-cell>
          <table:table-cell table:number-columns-repeated="16382" table:style-name="ce1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1728" table:style-name="ce1">
            <text:p>17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office:annotation draw:style-name="a6" svg:x="0.979166666666667in" svg:y="1.55208333333333in" svg:width="1.91666666666667in" svg:height="0.822916666666667in">
              <dc:creator>Diego Fernández</dc:creator>
              <text:p><text:span text:style-name="T2">Diego Fernández:</text:span><text:span text:style-name="T1"/></text:p>
              <text:p><text:span text:style-name="T1">Sabiendo el ángulo está expresado en grados calcule las siguientes columnas</text:span></text:p>
            </office:annotation>
            <text:p>Ángulo</text:p>
          </table:table-cell>
          <table:table-cell office:value-type="string" table:style-name="ce2">
            <text:p>Seno</text:p>
          </table:table-cell>
          <table:table-cell office:value-type="string" table:style-name="ce2">
            <text:p>Coseno</text:p>
          </table:table-cell>
          <table:table-cell office:value-type="string" table:style-name="ce2">
            <text:p>Tangente</text:p>
          </table:table-cell>
          <table:table-cell table:number-columns-repeated="1638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table:number-columns-repeated="2" table:style-name="ce3"/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2" table:style-name="ce3"/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table:number-columns-repeated="2" table:style-name="ce3"/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table:number-columns-repeated="2" table:style-name="ce3"/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360" table:style-name="ce1">
            <text:p>360</text:p>
          </table:table-cell>
          <table:table-cell table:number-columns-repeated="2" table:style-name="ce3"/>
          <table:table-cell table:style-name="ce4"/>
          <table:table-cell table:number-columns-repeated="16380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ego Fernández</meta:initial-creator>
    <dc:creator>Juan Pablo Cepeda</dc:creator>
    <meta:creation-date>2013-10-17T19:34:08Z</meta:creation-date>
    <dc:date>2017-09-20T21:44:11Z</dc:date>
  </office:meta>
</office:document-meta>
</file>